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15847737874251421"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2253950754194876847"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029411894050072227"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1"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1562080653720243139"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2"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1"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text:span><text:span text:style-name="T23">кухонный закуток, судя по наличию </text:span><text:span text:style-name="T23">кухонн</text:span><text:span text:style-name="T23">ого</text:span><text:span text:style-name="T23"> шкафчик</text:span><text:span text:style-name="T23">а</text:span><text:span text:style-name="T23"> с </text:span><text:span text:style-name="T23">раковиной</text:span><text:span text:style-name="T23"> и фонтанчиком.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приглашали на свидания!</text:p>
      <text:p text:style-name="P28">От неожиданности я повалился на диван.</text:p>
      <text:p text:style-name="P28"><text:span text:style-name="T1">–</text:span> Эй, полегче! Ты пихаешься, как бульдозер!</text:p>
      <text:p text:style-name="P28"><text:soft-page-break/><text:span text:style-name="T1">Тия в ответ </text:span><text:span text:style-name="T1">только </text:span><text:span text:style-name="T1">фыркнула. </text:span><text:span text:style-name="T1">Потянувшись, она встала</text:span> и прошла к кухне, по пути задев меня крупом и опрокинув на диван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6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степной дракон мудра.</text:p><text:p text:style-name="P91"/><text:p text:style-name="P91">Я видала взлёт империй,</text:p><text:p text:style-name="P91">Я жила среди легенд,</text:p><text:p text:style-name="P91">...</text:p><text:p text:style-name="P90"/></text:note-body></text:note>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6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68">Аликорница поставила на поднос чашки и плетёнку с бубликами и вернулась на диван. От чашек подымался радужный пар необычно густой консистенции. Пряный запах, немного напоминающий корицу, щекотал ноздри. Она взяла чашку в копыта, вторую предложила мне.</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68">– Тшшшш! – копыто Тии легонько нажало мне на макушку. – Не улетай. При первом знакомстве с радужным чаем уносит. Не делай резких движений, чтобы не повредить себе.</text:p>
      <text:p text:style-name="P6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68">Я повернулся к Тие. Мне пришлось осторожно напрягать мускулы шеи, чтобы они случайно не отвернули голову нафиг.</text:p>
      <text:p text:style-name="P68">– Это просто бомба! Я чувствую себя богом! Кажется, я понял секрет вашей силы и долголетия: вы пьёте эту траву каждый день.</text:p>
      <text:p text:style-name="P68">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111">Копыто легло мне на плечо и мягко повалило на диван. Тия легла рядом и тепло дунула мне в ухо.</text:p>
      <text:p text:style-name="P68">– <text:span text:style-name="T1">Ты готов познакомиться поближе? Совсем близко?</text:span></text:p>
      <text:p text:style-name="P68">– <text:span text:style-name="T1">В-в смысле? </text:span>– <text:span text:style-name="T1">у меня немного заплетался язык от состояния полной расторможенности.</text:span></text:p>
      <text:p text:style-name="P111">Тия фыркнула.</text:p>
      <text:p text:style-name="P111">– Помнится, недавно ты чуть не затащил меня на одну укромную полянку для вполне определённого занятия. Так вот, уверяю тебя, моё жильё подходит для этого куда лучше.</text:p>
      <text:p text:style-name="P68"><text:span text:style-name="T1">Её ресницы щекотали мне щеку. Я повернулся к ней и буквально растворился в ласковом взгляде </text:span><text:soft-page-break/><text:span text:style-name="T1">огромных глаз.</text:span></text:p>
      <text:p text:style-name="P111">– Ты предлагаешь мне заняться сексом? Но... как?</text:p>
      <text:p text:style-name="P6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ло немного не по себе. Вот так вот просто?.. </text:span></text:p>
      <text:p text:style-name="P111">Тия подняла голову.</text:p>
      <text:p text:style-name="P11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111">Она отвернула хвост в сторону и опустила голову на диван. Слабый запах мускуса защекотал мне ноздри.</text:p>
      <text:p text:style-name="P111"/>
      <text:p text:style-name="P68"/>
      <text:p text:style-name="P50">&lt;- Макс,- шепнула Тия — Я не смогу сделать тебя бессмертным. Мне очень жаль...</text:p>
      <text:p text:style-name="P50">Слезы злости душили меня. Но я сдержался.</text:p>
      <text:p text:style-name="P50">- Охренеть. - сказал я холодно. - А я прям напрашивался.</text:p>
      <text:p text:style-name="P50">…</text:p>
      <text:p text:style-name="P50">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0">&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6"><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4"/>
      <text:p text:style-name="P36"/>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p text:style-name="P1"/>
      <text:p text:style-name="P1"/>
      <text:p text:style-name="P1"/>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text:span><text:soft-page-break/><text:span text:style-name="T16">так одинок! Я сразу это почувствовала. И потом,</text:span><text:span text:style-name="T14"> когда ты обблевал тебе копыто - т</text:span><text:span text:style-name="T15">ы стоял тогда такой </text:span><text:span text:style-name="T15">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3" text:outline-level="2">Рассказ Селестии <text:span text:style-name="T12">(“1001 ночь”)</text:span></text:h>
      <text:p text:style-name="P4"/>
      <text:p text:style-name="P40"/>
      <text:p text:style-name="P36"/>
      <text:h text:style-name="P103" text:outline-level="2">ЛСД-чаепитие</text:h>
      <text:p text:style-name="P36"/>
      <text:p text:style-name="P36"/>
      <text:h text:style-name="P103"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oft-page-break/><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text:soft-page-break/>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3"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oft-page-break/><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text:soft-page-break/>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3"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oft-page-break/><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3" text:outline-level="2">В библиотеке замка Селестии</text:h>
      <text:p text:style-name="P72"/>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3"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text:soft-page-break/>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text:soft-page-break/>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pan text:style-name="T12">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3"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oft-page-break/><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03" text:outline-level="2">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3" text:outline-level="2">Сон Макса</text:h>
      <text:p text:style-name="P72"/>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text:soft-page-break/></text:p>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3"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3" text:outline-level="2"><text:soft-page-break/>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oft-page-break/><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3"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oft-page-break/><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oft-page-break/>(<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3"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3"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3"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3"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3"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text:soft-page-break/>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text:soft-page-break/></text:p>
      <text:h text:style-name="P103" text:outline-level="2">Поиск решения</text:h>
      <text:p text:style-name="P72"/>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oft-page-break/><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3"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oft-page-break/><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text:soft-page-break/>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12">узнаёт в Нексусе Селестию.</text:span><text:span text:style-name="T5">&gt;</text:span></text:p>
      <text:p text:style-name="P36"/>
      <text:h text:style-name="P103"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3" text:outline-level="2">Поиски</text:h>
      <text:p text:style-name="P36"/>
      <text:p text:style-name="P36"><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3"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text:soft-page-break/>–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3" text:outline-level="2">След?</text:h>
      <text:p text:style-name="P72"/>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text:soft-page-break/>–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text:soft-page-break/>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text:soft-page-break/>–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3"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070976903068901018"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1453180" text:continue-numbering="true" text:style-name="L5">
        <text:list-header>
          <text:p text:style-name="P112">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435668" text:continue-numbering="true" text:style-name="L5">
        <text:list-header>
          <text:p text:style-name="P112">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21438003"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4" text:outline-level="2">Почти.</text:h>
      <text:p text:style-name="P73"/>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4"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text:soft-page-break/>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7972108597646737618"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2"><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7107344442683028697"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text:soft-page-break/>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text:soft-page-break/>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text:soft-page-break/>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3"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text:soft-page-break/>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0">–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4">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text:soft-page-break/></text:p>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2">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text:soft-page-break/>Я покачал головой.</text:p>
      <text:p text:style-name="P63"><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pan text:style-name="T1">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3948804778830996623" text:style-name="L8">
        <text:list-header>
          <text:p text:style-name="P114">(<text:span text:style-name="T18">Луна — как повелительница снов, слышала разговор Макса с Анакорном</text:span>)</text:p>
          <text:p text:style-name="P115"/>
        </text:list-header>
      </text:list>
      <text:p text:style-name="P83">***</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oft-page-break/><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3"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text:soft-page-break/>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14T01:27:01.76</dc:date>
    <meta:editing-duration>P54DT8H46M40S</meta:editing-duration>
    <meta:editing-cycles>2361</meta:editing-cycles>
    <meta:generator>OpenOffice/4.1.1$Win32 OpenOffice.org_project/411m6$Build-9775</meta:generator>
    <dc:creator>макс </dc:creator>
    <meta:document-statistic meta:table-count="0" meta:image-count="0" meta:object-count="0" meta:page-count="127" meta:paragraph-count="2627" meta:word-count="61009" meta:character-count="387758"/>
  </office:meta>
</office:document-meta>
</file>